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999999"/>
    </style:style>
    <style:style style:name="ce5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9" table:number-columns-repeated="16374" table:default-cell-style-name="ce1"/>
        <table:table-row table:style-name="ro1">
          <table:table-cell table:style-name="ce1"/>
          <table:table-cell office:value-type="string" table:style-name="ce2">
            <text:p>Jayson Dupuis</text:p>
          </table:table-cell>
          <table:table-cell office:value-type="string" table:style-name="ce2">
            <text:p>Fabien Diagou</text:p>
          </table:table-cell>
          <table:table-cell office:value-type="string" table:style-name="ce2">
            <text:p>Evan Gabriel</text:p>
          </table:table-cell>
          <table:table-cell office:value-type="string" table:style-name="ce2">
            <text:p>Mallaury Soutif</text:p>
          </table:table-cell>
          <table:table-cell office:value-type="string" table:style-name="ce2">
            <text:p>Thomas Wiscart</text:p>
          </table:table-cell>
          <table:table-cell office:value-type="string" table:style-name="ce2">
            <text:p>Colins Neil Mimalaraj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SAE 2.4 - Exploitation d'une base de données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2">
          <table:table-cell office:value-type="string" table:style-name="ce3">
            <text:p>Activité 1 : Création de la base de données</text:p>
          </table:table-cell>
          <table:table-cell table:number-columns-repeated="6" table:style-name="ce5"/>
          <table:table-cell table:style-name="ce1"/>
          <table:table-cell office:value-type="string" table:style-name="ce6">
            <text:p>R</text:p>
          </table:table-cell>
          <table:table-cell office:value-type="string" table:style-name="ce1">
            <text:p>Réalisateur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aire le dictionnaire des données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9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style-name="ce1"/>
          <table:table-cell office:value-type="string" table:style-name="ce12">
            <text:p>A</text:p>
          </table:table-cell>
          <table:table-cell office:value-type="string" table:style-name="ce1">
            <text:p>Approbateur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aire la couverture minimale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1">
            <text:p>R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style-name="ce1"/>
          <table:table-cell office:value-type="string" table:style-name="ce13">
            <text:p>C</text:p>
          </table:table-cell>
          <table:table-cell office:value-type="string" table:style-name="ce1">
            <text:p>Consulté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aire le schéma conceptuel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4">
            <text:p>C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style-name="ce1"/>
          <table:table-cell office:value-type="string" table:style-name="ce15">
            <text:p>I</text:p>
          </table:table-cell>
          <table:table-cell office:value-type="string" table:style-name="ce1">
            <text:p>Informé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aire le schéma relationnel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4">
            <text:p>C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Faire un jeu d'essai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R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Faire une représentation graphique du réseau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R</text:p>
          </table:table-cell>
          <table:table-cell office:value-type="string" table:style-name="ce9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</text:p>
          </table:table-cell>
          <table:table-cell office:value-type="string" table:style-name="ce14">
            <text:p>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Faire le script de création des tables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Faire le script d'insertion des données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14">
            <text:p>C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R</text:p>
          </table:table-cell>
          <table:table-cell office:value-type="string" table:style-name="ce1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Dresser la liste des tables</text:p>
          </table:table-cell>
          <table:table-cell office:value-type="string" table:style-name="ce11">
            <text:p>R</text:p>
          </table:table-cell>
          <table:table-cell office:value-type="string" table:style-name="ce8">
            <text:p>C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</text:p>
          </table:table-cell>
          <table:table-cell office:value-type="string" table:style-name="ce1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Rendu de l'activité</text:p>
          </table:table-cell>
          <table:table-cell office:value-type="string" table:style-name="ce9">
            <text:p>I</text:p>
          </table:table-cell>
          <table:table-cell office:value-type="string" table:style-name="ce9">
            <text:p>I</text:p>
          </table:table-cell>
          <table:table-cell office:value-type="string" table:style-name="ce9">
            <text:p>I</text:p>
          </table:table-cell>
          <table:table-cell office:value-type="string" table:style-name="ce14">
            <text:p>C</text:p>
          </table:table-cell>
          <table:table-cell office:value-type="string" table:style-name="ce8">
            <text:p>AR</text:p>
          </table:table-cell>
          <table:table-cell office:value-type="string" table:style-name="ce9">
            <text:p>I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Activité 2 : Gestion de projet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1">
          <table:table-cell office:value-type="string" table:style-name="ce7">
            <text:p>Conception du planning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Conception de la matrice RAC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Rendu de l'activité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3">
            <text:p>Activité 3 : Étude statistique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string" table:style-name="ce7">
            <text:p>Rendu de l'activité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3">
            <text:p>Activité 4 : Étude du financement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string" table:style-name="ce7">
            <text:p>Entrée des variables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utomatisation des tableaux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jout des périodicités trimestrielles et semestrielles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est de l'application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endu de l'activité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AR</text:p>
          </table:table-cell>
          <table:table-cell office:value-type="string" table:style-name="ce16">
            <text:p>A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ctivité 5 : Restitution en anglais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string" table:style-name="ce7">
            <text:p>Brainstorming avec l'équipe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édaction du compte-rendu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C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endu de l'activité</text:p>
          </table:table-cell>
          <table:table-cell table:number-columns-repeated="6" table:style-name="ce16"/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" style:family="table-cell" style:data-style-name="N0">
      <style:table-cell-properties style:vertical-align="automatic" fo:background-color="#FF0000"/>
      <style:text-properties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AR" style:family="table-cell" style:data-style-name="N0">
      <style:table-cell-properties style:vertical-align="automatic" fo:background-color="#FF0000"/>
      <style:text-properties style:font-name="Calibri" style:font-name-asian="Calibri" style:font-name-complex="Calibri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" style:family="table-cell" style:data-style-name="N0">
      <style:table-cell-properties style:vertical-align="automatic" fo:background-color="#FF8000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" style:family="table-cell" style:data-style-name="N0">
      <style:table-cell-properties style:vertical-align="automatic" fo:background-color="#81D41A"/>
      <style:text-properties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" style:family="table-cell" style:data-style-name="N0">
      <style:table-cell-properties style:vertical-align="automatic" fo:background-color="#729FCF"/>
      <style:text-properties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18</meta:generator>
    <dc:title/>
    <dc:description/>
    <dc:subject/>
    <meta:initial-creator/>
    <dc:creator>Evan Gabriel</dc:creator>
    <meta:creation-date>2022-05-09T13:42:58Z</meta:creation-date>
    <dc:date>2022-05-23T12:36:36Z</dc:date>
    <meta:editing-cycles>7</meta:editing-cycles>
  </office:meta>
</office:document-meta>
</file>